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$ＪＳ明朝" svg:font-family="$ＪＳ明朝" style:font-family-generic="roma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Mono CJK JP Regular" svg:font-family="'Noto Sans Mono CJK JP Regular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ffffff" draw:marker-start-width="0.198cm" draw:marker-end-width="0.198cm" draw:fill="solid" draw:fill-color="#dddddd" draw:textarea-horizontal-align="justify" draw:textarea-vertical-align="middle" draw:auto-grow-height="false" fo:min-height="5.076cm" fo:min-width="7.515cm" fo:padding-top="0.149cm" fo:padding-bottom="0.149cm" fo:padding-left="0.274cm" fo:padding-right="0.274cm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vertical-align="middle"/>
    </style:style>
    <style:style style:name="gr3" style:family="graphic" style:parent-style-name="standard">
      <style:graphic-properties svg:stroke-width="0.051cm" svg:stroke-color="#000000" draw:fill="none" draw:fill-color="#ffffff" draw:textarea-horizontal-align="justify" draw:textarea-vertical-align="middle" draw:auto-grow-height="false" fo:min-height="5.076cm" fo:min-width="7.515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2.50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1.254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fill="none" draw:fill-color="#ffffff" draw:textarea-vertical-align="middle" draw:auto-grow-height="false" fo:min-height="5.218cm" fo:min-width="0.13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3.76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fill="none" draw:fill-color="#ffffff" draw:textarea-vertical-align="middle" draw:auto-grow-height="false" fo:min-height="10.415cm" fo:min-width="0.138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fill="none" draw:fill-color="#ffffff" draw:textarea-vertical-align="middle" draw:auto-grow-height="false" fo:min-height="3.916cm" fo:min-width="0.138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0.94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style:font-name="$ＪＳ明朝" fo:font-size="32pt" style:font-name-asian="$ＪＳ明朝" style:font-size-asian="32pt" style:font-size-complex="32pt"/>
    </style:style>
    <style:style style:name="P3" style:family="paragraph">
      <loext:graphic-properties draw:fill="solid" draw:fill-color="#ffffff" draw:fill-image-width="0cm" draw:fill-image-height="0cm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$ＪＳ明朝" fo:font-size="32pt" style:font-name-asian="$ＪＳ明朝" style:font-size-asian="32pt" style:font-size-complex="3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Noto Sans Mono CJK JP Regular" fo:font-size="24pt" style:font-name-asian="Noto Sans Mono CJK JP Regular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Noto Sans Mono CJK JP Regular" fo:font-size="32pt" style:font-name-asian="Noto Sans Mono CJK JP Regular" style:font-size-asian="32pt" style:font-size-complex="32pt"/>
    </style:style>
    <style:style style:name="T2" style:family="text">
      <style:text-properties style:font-name="Noto Sans Mono CJK JP Regular" fo:font-size="24pt" style:font-name-asian="Noto Sans Mono CJK JP Regular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129cm" svg:height="16.129cm" svg:x="6.318cm" svg:y="1.213cm">
          <text:p text:style-name="P1"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3" draw:layer="layout" svg:width="18.9cm" svg:height="4.8cm" svg:x="1.6cm" svg:y="1cm">
          <text:p/>
        </draw:rect>
        <draw:custom-shape draw:style-name="gr3" draw:text-style-name="P4" draw:layer="layout" svg:width="16.129cm" svg:height="16.129cm" svg:x="6.323cm" svg:y="1.213cm">
          <text:p text:style-name="P1"><text:span text:style-name="T1"/></text:p>
          <text:p text:style-name="P1"><text:span text:style-name="T1"/></text:p>
          <text:p text:style-name="P1"><text:span text:style-name="T1">Iceberg of errors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5" draw:layer="layout" svg:x1="1.016cm" svg:y1="11.947cm" svg:x2="26.797cm" svg:y2="11.947cm">
          <text:p/>
        </draw:line>
        <draw:frame draw:style-name="gr5" draw:text-style-name="P6" draw:layer="layout" svg:width="8.138cm" svg:height="2.807cm" svg:x="13.174cm" svg:y="3.114cm">
          <draw:text-box>
            <text:p><text:span text:style-name="T2">Compile-time</text:span></text:p>
            <text:p><text:span text:style-name="T2">errors</text:span></text:p>
          </draw:text-box>
        </draw:frame>
        <draw:frame draw:style-name="gr6" draw:text-style-name="P6" draw:layer="layout" svg:width="9.9cm" svg:height="1.554cm" svg:x="13.1cm" svg:y="15.6cm">
          <draw:text-box>
            <text:p><text:span text:style-name="T2">Less runtime errors</text:span></text:p>
          </draw:text-box>
        </draw:frame>
        <draw:frame draw:style-name="gr6" draw:text-style-name="P6" draw:layer="layout" svg:width="11.213cm" svg:height="1.554cm" svg:x="0.987cm" svg:y="10.334cm">
          <draw:text-box>
            <text:p><text:span text:style-name="T2">Above sea level</text:span></text:p>
          </draw:text-box>
        </draw:frame>
        <draw:frame draw:style-name="gr6" draw:text-style-name="P6" draw:layer="layout" svg:width="10.64cm" svg:height="1.554cm" svg:x="0.96cm" svg:y="12.024cm">
          <draw:text-box>
            <text:p><text:span text:style-name="T2">Below sea level</text:span></text:p>
          </draw:text-box>
        </draw:frame>
        <draw:custom-shape draw:style-name="gr7" draw:text-style-name="P5" draw:layer="layout" svg:width="1.905cm" svg:height="5.82cm" svg:x="20.49cm" svg:y="5.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6" draw:layer="layout" svg:width="8.138cm" svg:height="2.807cm" svg:x="13.174cm" svg:y="8.815cm">
          <draw:text-box>
            <text:p><text:span text:style-name="T2">More errors</text:span></text:p>
            <text:p><text:span text:style-name="T2">with verification</text:span></text:p>
          </draw:text-box>
        </draw:frame>
        <draw:frame draw:style-name="gr8" draw:text-style-name="P6" draw:layer="layout" svg:width="4.3cm" svg:height="4.06cm" svg:x="22.5cm" svg:y="6.793cm">
          <draw:text-box>
            <text:p><text:span text:style-name="T2">VeriFast finds these!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16.129cm" svg:height="16.129cm" svg:x="6.318cm" svg:y="1.213cm">
          <text:p text:style-name="P1"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3" draw:layer="layout" svg:width="23.8cm" svg:height="10.1cm" svg:x="1.6cm" svg:y="1cm">
          <text:p/>
        </draw:rect>
        <draw:custom-shape draw:style-name="gr3" draw:text-style-name="P4" draw:layer="layout" svg:width="16.129cm" svg:height="16.129cm" svg:x="6.323cm" svg:y="1.213cm">
          <text:p text:style-name="P1"><text:span text:style-name="T1">不具合の氷山 <text:s text:c="27"/></text:span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5" draw:layer="layout" svg:x1="1.016cm" svg:y1="5.847cm" svg:x2="26.797cm" svg:y2="5.847cm">
          <text:p/>
        </draw:line>
        <draw:custom-shape draw:style-name="gr9" draw:text-style-name="P5" draw:layer="layout" svg:width="1.905cm" svg:height="11.303cm" svg:x="22.903cm" svg:y="5.9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5" draw:layer="layout" svg:width="1.905cm" svg:height="4.446cm" svg:x="22.803cm" svg:y="1.2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7" draw:layer="layout" svg:width="2.286cm" svg:height="1.245cm" svg:x="24.73cm" svg:y="2.902cm">
          <draw:text-box>
            <text:p><text:span text:style-name="T3">10%</text:span></text:p>
          </draw:text-box>
        </draw:frame>
        <draw:frame draw:style-name="gr11" draw:text-style-name="P7" draw:layer="layout" svg:width="2.286cm" svg:height="1.245cm" svg:x="24.73cm" svg:y="11.003cm">
          <draw:text-box>
            <text:p><text:span text:style-name="T3">90%</text:span></text:p>
          </draw:text-box>
        </draw:frame>
        <draw:frame draw:style-name="gr6" draw:text-style-name="P6" draw:layer="layout" svg:width="8.138cm" svg:height="1.554cm" svg:x="0.96cm" svg:y="11.324cm">
          <draw:text-box>
            <text:p><text:span text:style-name="T2">水面下</text:span><text:span text:style-name="T2">(</text:span><text:span text:style-name="T2">見えない</text:span><text:span text:style-name="T2">)</text:span></text:p>
          </draw:text-box>
        </draw:frame>
        <draw:frame draw:style-name="gr6" draw:text-style-name="P6" draw:layer="layout" svg:width="8.138cm" svg:height="1.554cm" svg:x="0.987cm" svg:y="9.734cm">
          <draw:text-box>
            <text:p><text:span text:style-name="T2">水面上</text:span><text:span text:style-name="T2">(</text:span><text:span text:style-name="T2">見える</text:span><text:span text:style-name="T2">)</text:span></text:p>
          </draw:text-box>
        </draw:frame>
        <draw:frame draw:style-name="gr5" draw:text-style-name="P6" draw:layer="layout" svg:width="8.138cm" svg:height="2.807cm" svg:x="12.974cm" svg:y="3.314cm">
          <draw:text-box>
            <text:p><text:span text:style-name="T2">コンパイラで</text:span><text:span text:style-name="T2"><text:line-break/></text:span><text:span text:style-name="T2">検出される不具合</text:span></text:p>
          </draw:text-box>
        </draw:frame>
        <draw:frame draw:style-name="gr8" draw:text-style-name="P6" draw:layer="layout" svg:width="8.138cm" svg:height="4.06cm" svg:x="12.974cm" svg:y="13.015cm">
          <draw:text-box>
            <text:p><text:span text:style-name="T2">ソフトウェアの</text:span><text:span text:style-name="T2"><text:line-break/></text:span><text:span text:style-name="T2">実行時に</text:span><text:span text:style-name="T2"><text:line-break/></text:span><text:span text:style-name="T2">検出される不具合</text:span></text:p>
          </draw:text-box>
        </draw:frame>
        <draw:line draw:style-name="gr4" draw:text-style-name="P5" draw:layer="layout" svg:x1="1.017cm" svg:y1="11.147cm" svg:x2="26.798cm" svg:y2="11.147cm">
          <text:p/>
        </draw:line>
        <draw:frame draw:style-name="gr5" draw:text-style-name="P6" draw:layer="layout" svg:width="8.138cm" svg:height="2.807cm" svg:x="12.974cm" svg:y="8.415cm">
          <draw:text-box>
            <text:p><text:span text:style-name="T2">静的検証器で</text:span><text:span text:style-name="T2"><text:line-break/></text:span><text:span text:style-name="T2">検出される不具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$ＪＳ明朝" svg:font-family="$ＪＳ明朝" style:font-family-generic="roma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Mono CJK JP Regular" svg:font-family="'Noto Sans Mono CJK JP Regular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と線のない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18.5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8:41:23.105865553</meta:creation-date>
    <dc:date>2017-08-05T08:35:14.348146927</dc:date>
    <meta:editing-duration>PT1H12M32S</meta:editing-duration>
    <meta:editing-cycles>38</meta:editing-cycles>
    <meta:generator>LibreOffice/5.4.0.3$Linux_X86_64 LibreOffice_project/40m0$Build-3</meta:generator>
    <meta:document-statistic meta:object-count="25"/>
  </office:meta>
</office:document-meta>
</file>